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el" svg:font-family="arie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ariel" fo:font-size="16pt" officeooo:rsid="00044788" officeooo:paragraph-rsid="00044788" style:font-size-asian="14pt" style:font-size-complex="16pt"/>
    </style:style>
    <style:style style:name="P2" style:family="paragraph" style:parent-style-name="Preformatted_20_Text">
      <style:text-properties style:font-name="ariel" fo:font-size="16pt" officeooo:rsid="00044788" officeooo:paragraph-rsid="00135cee" style:font-size-asian="14pt" style:font-size-complex="16pt"/>
    </style:style>
    <style:style style:name="P3" style:family="paragraph" style:parent-style-name="Preformatted_20_Text">
      <style:text-properties style:font-name="ariel" fo:font-size="16pt" officeooo:rsid="00044788" officeooo:paragraph-rsid="0022897e" style:font-size-asian="14pt" style:font-size-complex="16pt"/>
    </style:style>
    <style:style style:name="P4" style:family="paragraph" style:parent-style-name="Preformatted_20_Text">
      <style:text-properties style:font-name="ariel" fo:font-size="16pt" officeooo:rsid="0023800a" officeooo:paragraph-rsid="0023800a" style:font-size-asian="14pt" style:font-size-complex="16pt"/>
    </style:style>
    <style:style style:name="P5" style:family="paragraph" style:parent-style-name="Preformatted_20_Text">
      <style:text-properties style:font-name="ariel" fo:font-size="16pt" officeooo:rsid="0023800a" officeooo:paragraph-rsid="002aaf80" style:font-size-asian="14pt" style:font-size-complex="16pt"/>
    </style:style>
    <style:style style:name="P6" style:family="paragraph" style:parent-style-name="Preformatted_20_Text">
      <style:text-properties style:font-name="ariel" fo:font-size="16pt" officeooo:rsid="0023800a" officeooo:paragraph-rsid="006ddcf9" style:font-size-asian="14pt" style:font-size-complex="16pt"/>
    </style:style>
    <style:style style:name="P7" style:family="paragraph" style:parent-style-name="Preformatted_20_Text">
      <style:text-properties style:font-name="ariel" fo:font-size="16pt" officeooo:rsid="00485afe" officeooo:paragraph-rsid="00485afe" style:font-size-asian="14pt" style:font-size-complex="16pt"/>
    </style:style>
    <style:style style:name="P8" style:family="paragraph" style:parent-style-name="Preformatted_20_Text">
      <style:text-properties style:font-name="ariel" fo:font-size="16pt" officeooo:rsid="00503074" officeooo:paragraph-rsid="00503074" style:font-size-asian="14pt" style:font-size-complex="16pt"/>
    </style:style>
    <style:style style:name="P9" style:family="paragraph" style:parent-style-name="Preformatted_20_Text">
      <style:text-properties style:font-name="ariel" fo:font-size="16pt" officeooo:rsid="005c4f93" officeooo:paragraph-rsid="005c4f93" style:font-size-asian="14pt" style:font-size-complex="16pt"/>
    </style:style>
    <style:style style:name="P10" style:family="paragraph" style:parent-style-name="Preformatted_20_Text">
      <style:text-properties style:font-name="ariel" fo:font-size="16pt" officeooo:rsid="005c4f93" officeooo:paragraph-rsid="006ddcf9" style:font-size-asian="14pt" style:font-size-complex="16pt"/>
    </style:style>
    <style:style style:name="P11" style:family="paragraph" style:parent-style-name="Preformatted_20_Text">
      <style:text-properties style:font-name="ariel" fo:font-size="16pt" officeooo:rsid="007a1b05" officeooo:paragraph-rsid="007a1b05" style:font-size-asian="14pt" style:font-size-complex="16pt"/>
    </style:style>
    <style:style style:name="P12" style:family="paragraph" style:parent-style-name="Preformatted_20_Text">
      <style:paragraph-properties fo:text-align="center" style:justify-single-word="false"/>
      <style:text-properties style:font-name="ariel" fo:font-size="16pt" fo:font-weight="bold" officeooo:rsid="00100793" officeooo:paragraph-rsid="00100793" style:font-name-asian="Noto Sans Mono CJK SC" style:font-size-asian="14pt" style:font-weight-asian="bold" style:font-name-complex="Liberation Mono" style:font-size-complex="16pt" style:font-weight-complex="bold"/>
    </style:style>
    <style:style style:name="P13" style:family="paragraph" style:parent-style-name="Preformatted_20_Text">
      <style:text-properties style:font-name="ariel" fo:font-size="16pt" fo:font-weight="bold" officeooo:rsid="0022897e" officeooo:paragraph-rsid="0022897e" style:font-size-asian="14pt" style:font-weight-asian="bold" style:font-size-complex="16pt" style:font-weight-complex="bold"/>
    </style:style>
    <style:style style:name="P14" style:family="paragraph" style:parent-style-name="Preformatted_20_Text">
      <style:text-properties style:font-name="ariel" fo:font-size="16pt" fo:font-weight="bold" officeooo:rsid="0023800a" officeooo:paragraph-rsid="0023800a" style:font-size-asian="14pt" style:font-weight-asian="bold" style:font-size-complex="16pt" style:font-weight-complex="bold"/>
    </style:style>
    <style:style style:name="P15" style:family="paragraph" style:parent-style-name="Preformatted_20_Text">
      <style:text-properties style:font-name="ariel" fo:font-size="16pt" fo:font-weight="bold" officeooo:rsid="00417213" officeooo:paragraph-rsid="00417213" style:font-size-asian="14pt" style:font-weight-asian="bold" style:font-size-complex="16pt" style:font-weight-complex="bold"/>
    </style:style>
    <style:style style:name="P16" style:family="paragraph" style:parent-style-name="Preformatted_20_Text">
      <style:text-properties style:font-name="ariel" fo:font-size="16pt" fo:font-weight="normal" officeooo:rsid="0004e059" officeooo:paragraph-rsid="0004e059" style:font-size-asian="14pt" style:font-weight-asian="normal" style:font-size-complex="16pt" style:font-weight-complex="normal"/>
    </style:style>
    <style:style style:name="P17" style:family="paragraph" style:parent-style-name="Preformatted_20_Text">
      <style:text-properties style:font-name="ariel" fo:font-size="16pt" officeooo:paragraph-rsid="002aaf80" style:font-size-asian="16pt" style:font-size-complex="16pt"/>
    </style:style>
    <style:style style:name="P18" style:family="paragraph" style:parent-style-name="Preformatted_20_Text">
      <style:text-properties style:font-name="ariel" fo:font-size="22pt" fo:font-weight="bold" officeooo:rsid="005a7402" officeooo:paragraph-rsid="005a7402" style:font-size-asian="22pt" style:font-weight-asian="bold" style:font-size-complex="22pt" style:font-weight-complex="bold"/>
    </style:style>
    <style:style style:name="P19" style:family="paragraph" style:parent-style-name="Preformatted_20_Text">
      <style:text-properties style:font-name="ariel" fo:font-size="22pt" fo:font-weight="bold" officeooo:rsid="007a1b05" officeooo:paragraph-rsid="007a1b05" style:font-size-asian="22pt" style:font-weight-asian="bold" style:font-size-complex="22pt" style:font-weight-complex="bold"/>
    </style:style>
    <style:style style:name="P20" style:family="paragraph" style:parent-style-name="Preformatted_20_Text">
      <style:text-properties officeooo:paragraph-rsid="002aaf80"/>
    </style:style>
    <style:style style:name="P21" style:family="paragraph" style:parent-style-name="Preformatted_20_Text">
      <style:text-properties officeooo:paragraph-rsid="005c4f93"/>
    </style:style>
    <style:style style:name="P22" style:family="paragraph" style:parent-style-name="Preformatted_20_Text">
      <style:text-properties style:font-name="ariel" fo:font-size="16pt" officeooo:rsid="007a1b05" officeooo:paragraph-rsid="007a1b05" style:font-size-asian="14pt" style:font-size-complex="16pt"/>
    </style:style>
    <style:style style:name="P23" style:family="paragraph" style:parent-style-name="Preformatted_20_Text">
      <style:text-properties style:font-name="ariel" fo:font-size="16pt" officeooo:rsid="005c4f93" officeooo:paragraph-rsid="005c4f93" style:font-size-asian="14pt" style:font-size-complex="16pt"/>
    </style:style>
    <style:style style:name="P24" style:family="paragraph" style:parent-style-name="Preformatted_20_Text">
      <style:text-properties style:font-name="ariel" fo:font-size="16pt" officeooo:rsid="00940f46" officeooo:paragraph-rsid="00940f46" style:font-size-asian="14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5cee" style:font-weight-asian="bold" style:font-weight-complex="bold"/>
    </style:style>
    <style:style style:name="T3" style:family="text">
      <style:text-properties fo:font-weight="bold" officeooo:rsid="00148a48" style:font-weight-asian="bold" style:font-weight-complex="bold"/>
    </style:style>
    <style:style style:name="T4" style:family="text">
      <style:text-properties fo:font-weight="bold" officeooo:rsid="0015bd20" style:font-weight-asian="bold" style:font-weight-complex="bold"/>
    </style:style>
    <style:style style:name="T5" style:family="text">
      <style:text-properties fo:font-weight="bold" officeooo:rsid="001aeab2" style:font-weight-asian="bold" style:font-weight-complex="bold"/>
    </style:style>
    <style:style style:name="T6" style:family="text">
      <style:text-properties fo:font-weight="bold" officeooo:rsid="001914a3" style:font-weight-asian="bold" style:font-weight-complex="bold"/>
    </style:style>
    <style:style style:name="T7" style:family="text">
      <style:text-properties fo:font-weight="bold" officeooo:rsid="0023800a" style:font-weight-asian="bold" style:font-weight-complex="bold"/>
    </style:style>
    <style:style style:name="T8" style:family="text">
      <style:text-properties fo:font-weight="bold" officeooo:rsid="0028ab93" style:font-weight-asian="bold" style:font-weight-complex="bold"/>
    </style:style>
    <style:style style:name="T9" style:family="text">
      <style:text-properties fo:font-weight="bold" officeooo:rsid="002efe5c" style:font-weight-asian="bold" style:font-weight-complex="bold"/>
    </style:style>
    <style:style style:name="T10" style:family="text">
      <style:text-properties fo:font-weight="bold" officeooo:rsid="00318451" style:font-weight-asian="bold" style:font-weight-complex="bold"/>
    </style:style>
    <style:style style:name="T11" style:family="text">
      <style:text-properties fo:font-weight="bold" officeooo:rsid="00373687" style:font-weight-asian="bold" style:font-weight-complex="bold"/>
    </style:style>
    <style:style style:name="T12" style:family="text">
      <style:text-properties fo:font-weight="bold" officeooo:rsid="00379d26" style:font-weight-asian="bold" style:font-weight-complex="bold"/>
    </style:style>
    <style:style style:name="T13" style:family="text">
      <style:text-properties fo:font-weight="bold" officeooo:rsid="00386346" style:font-weight-asian="bold" style:font-weight-complex="bold"/>
    </style:style>
    <style:style style:name="T14" style:family="text">
      <style:text-properties fo:font-weight="bold" officeooo:rsid="0038e4e7" style:font-weight-asian="bold" style:font-weight-complex="bold"/>
    </style:style>
    <style:style style:name="T15" style:family="text">
      <style:text-properties fo:font-weight="bold" officeooo:rsid="0045a7a5" style:font-weight-asian="bold" style:font-weight-complex="bold"/>
    </style:style>
    <style:style style:name="T16" style:family="text">
      <style:text-properties fo:font-weight="bold" officeooo:rsid="0045dbee" style:font-weight-asian="bold" style:font-weight-complex="bold"/>
    </style:style>
    <style:style style:name="T17" style:family="text">
      <style:text-properties fo:font-weight="bold" officeooo:rsid="0047125c" style:font-weight-asian="bold" style:font-weight-complex="bold"/>
    </style:style>
    <style:style style:name="T18" style:family="text">
      <style:text-properties fo:font-weight="bold" officeooo:rsid="0048e976" style:font-weight-asian="bold" style:font-weight-complex="bold"/>
    </style:style>
    <style:style style:name="T19" style:family="text">
      <style:text-properties fo:font-weight="bold" officeooo:rsid="004a5fe4" style:font-weight-asian="bold" style:font-weight-complex="bold"/>
    </style:style>
    <style:style style:name="T20" style:family="text">
      <style:text-properties fo:font-weight="bold" officeooo:rsid="004c2900" style:font-weight-asian="bold" style:font-weight-complex="bold"/>
    </style:style>
    <style:style style:name="T21" style:family="text">
      <style:text-properties fo:font-weight="bold" officeooo:rsid="005147c8" style:font-weight-asian="bold" style:font-weight-complex="bold"/>
    </style:style>
    <style:style style:name="T22" style:family="text">
      <style:text-properties fo:font-weight="bold" officeooo:rsid="0053c62e" style:font-weight-asian="bold" style:font-weight-complex="bold"/>
    </style:style>
    <style:style style:name="T23" style:family="text">
      <style:text-properties fo:font-weight="bold" officeooo:rsid="0055a990" style:font-weight-asian="bold" style:font-weight-complex="bold"/>
    </style:style>
    <style:style style:name="T24" style:family="text">
      <style:text-properties fo:font-weight="bold" officeooo:rsid="00586b2a" style:font-weight-asian="bold" style:font-weight-complex="bold"/>
    </style:style>
    <style:style style:name="T25" style:family="text">
      <style:text-properties fo:font-weight="bold" officeooo:rsid="005d34a0" style:font-weight-asian="bold" style:font-weight-complex="bold"/>
    </style:style>
    <style:style style:name="T26" style:family="text">
      <style:text-properties fo:font-weight="bold" officeooo:rsid="0064767d" style:font-weight-asian="bold" style:font-weight-complex="bold"/>
    </style:style>
    <style:style style:name="T27" style:family="text">
      <style:text-properties fo:font-weight="bold" officeooo:rsid="006b9af0" style:font-weight-asian="bold" style:font-weight-complex="bold"/>
    </style:style>
    <style:style style:name="T28" style:family="text">
      <style:text-properties fo:font-weight="bold" officeooo:rsid="005c4f93" style:font-weight-asian="bold" style:font-weight-complex="bold"/>
    </style:style>
    <style:style style:name="T29" style:family="text">
      <style:text-properties fo:font-weight="bold" officeooo:rsid="007cc586" style:font-weight-asian="bold" style:font-weight-complex="bold"/>
    </style:style>
    <style:style style:name="T30" style:family="text">
      <style:text-properties fo:font-weight="bold" officeooo:rsid="007a31a5" style:font-weight-asian="bold" style:font-weight-complex="bold"/>
    </style:style>
    <style:style style:name="T31" style:family="text">
      <style:text-properties fo:font-weight="bold" officeooo:rsid="007cd85e" style:font-weight-asian="bold" style:font-weight-complex="bold"/>
    </style:style>
    <style:style style:name="T32" style:family="text">
      <style:text-properties fo:font-weight="bold" officeooo:rsid="0087a318" style:font-weight-asian="bold" style:font-weight-complex="bold"/>
    </style:style>
    <style:style style:name="T33" style:family="text">
      <style:text-properties fo:font-weight="bold" officeooo:rsid="008a770e" style:font-weight-asian="bold" style:font-weight-complex="bold"/>
    </style:style>
    <style:style style:name="T34" style:family="text">
      <style:text-properties fo:font-weight="bold" officeooo:rsid="00926936" style:font-weight-asian="bold" style:font-weight-complex="bold"/>
    </style:style>
    <style:style style:name="T35" style:family="text">
      <style:text-properties officeooo:rsid="0011f4f7"/>
    </style:style>
    <style:style style:name="T36" style:family="text">
      <style:text-properties officeooo:rsid="001345d6"/>
    </style:style>
    <style:style style:name="T37" style:family="text">
      <style:text-properties officeooo:rsid="00135cee"/>
    </style:style>
    <style:style style:name="T38" style:family="text">
      <style:text-properties officeooo:rsid="00148a48"/>
    </style:style>
    <style:style style:name="T39" style:family="text">
      <style:text-properties officeooo:rsid="0015bd20"/>
    </style:style>
    <style:style style:name="T40" style:family="text">
      <style:text-properties officeooo:rsid="001aeab2"/>
    </style:style>
    <style:style style:name="T41" style:family="text">
      <style:text-properties officeooo:rsid="001c9ec4"/>
    </style:style>
    <style:style style:name="T42" style:family="text">
      <style:text-properties officeooo:rsid="0022897e"/>
    </style:style>
    <style:style style:name="T43" style:family="text">
      <style:text-properties officeooo:rsid="0023800a"/>
    </style:style>
    <style:style style:name="T44" style:family="text">
      <style:text-properties officeooo:rsid="0025f73d"/>
    </style:style>
    <style:style style:name="T45" style:family="text">
      <style:text-properties officeooo:rsid="0027222e"/>
    </style:style>
    <style:style style:name="T46" style:family="text">
      <style:text-properties style:font-name="ariel" fo:font-size="16pt" officeooo:rsid="0023800a" style:font-size-asian="14pt" style:font-size-complex="16pt"/>
    </style:style>
    <style:style style:name="T47" style:family="text">
      <style:text-properties style:font-name="ariel" fo:font-size="16pt" officeooo:rsid="002b2706" style:font-size-asian="14pt" style:font-size-complex="16pt"/>
    </style:style>
    <style:style style:name="T48" style:family="text">
      <style:text-properties style:font-name="ariel" fo:font-size="16pt" officeooo:rsid="005c4f93" style:font-size-asian="14pt" style:font-size-complex="16pt"/>
    </style:style>
    <style:style style:name="T49" style:family="text">
      <style:text-properties style:font-name="ariel" fo:font-size="16pt" officeooo:rsid="0060ba7b" style:font-size-asian="14pt" style:font-size-complex="16pt"/>
    </style:style>
    <style:style style:name="T50" style:family="text">
      <style:text-properties style:font-name="ariel" fo:font-size="16pt" fo:font-weight="bold" officeooo:rsid="002b8129" style:font-name-asian="Noto Sans Mono CJK SC" style:font-size-asian="14pt" style:font-weight-asian="bold" style:font-name-complex="Liberation Mono" style:font-size-complex="16pt" style:font-weight-complex="bold"/>
    </style:style>
    <style:style style:name="T51" style:family="text">
      <style:text-properties style:font-name="ariel" fo:font-size="16pt" fo:font-weight="bold" officeooo:rsid="002b2706" style:font-size-asian="14pt" style:font-weight-asian="bold" style:font-size-complex="16pt" style:font-weight-complex="bold"/>
    </style:style>
    <style:style style:name="T52" style:family="text">
      <style:text-properties style:font-name="ariel" fo:font-size="16pt" fo:font-weight="bold" officeooo:rsid="0060ba7b" style:font-size-asian="14pt" style:font-weight-asian="bold" style:font-size-complex="16pt" style:font-weight-complex="bold"/>
    </style:style>
    <style:style style:name="T53" style:family="text">
      <style:text-properties style:font-name="ariel" fo:font-size="16pt" officeooo:rsid="006724d0" style:font-name-asian="Noto Sans Mono CJK SC" style:font-size-asian="14pt" style:font-name-complex="Liberation Mono" style:font-size-complex="16pt"/>
    </style:style>
    <style:style style:name="T54" style:family="text">
      <style:text-properties style:font-name="ariel" fo:font-size="16pt" officeooo:rsid="0068ab49" style:font-name-asian="Noto Sans Mono CJK SC" style:font-size-asian="14pt" style:font-name-complex="Liberation Mono" style:font-size-complex="16pt"/>
    </style:style>
    <style:style style:name="T55" style:family="text">
      <style:text-properties officeooo:rsid="0028ab93"/>
    </style:style>
    <style:style style:name="T56" style:family="text">
      <style:text-properties officeooo:rsid="002efe5c"/>
    </style:style>
    <style:style style:name="T57" style:family="text">
      <style:text-properties officeooo:rsid="00318451"/>
    </style:style>
    <style:style style:name="T58" style:family="text">
      <style:text-properties fo:font-weight="normal" officeooo:rsid="00318451" style:font-weight-asian="normal" style:font-weight-complex="normal"/>
    </style:style>
    <style:style style:name="T59" style:family="text">
      <style:text-properties fo:font-weight="normal" officeooo:rsid="00358585" style:font-weight-asian="normal" style:font-weight-complex="normal"/>
    </style:style>
    <style:style style:name="T60" style:family="text">
      <style:text-properties fo:font-weight="normal" officeooo:rsid="00386346" style:font-weight-asian="normal" style:font-weight-complex="normal"/>
    </style:style>
    <style:style style:name="T61" style:family="text">
      <style:text-properties fo:font-weight="normal" officeooo:rsid="003e16ee" style:font-weight-asian="normal" style:font-weight-complex="normal"/>
    </style:style>
    <style:style style:name="T62" style:family="text">
      <style:text-properties officeooo:rsid="00373687"/>
    </style:style>
    <style:style style:name="T63" style:family="text">
      <style:text-properties officeooo:rsid="00379d26"/>
    </style:style>
    <style:style style:name="T64" style:family="text">
      <style:text-properties officeooo:rsid="0038e4e7"/>
    </style:style>
    <style:style style:name="T65" style:family="text">
      <style:text-properties officeooo:rsid="0039dbde"/>
    </style:style>
    <style:style style:name="T66" style:family="text">
      <style:text-properties officeooo:rsid="003e36ab"/>
    </style:style>
    <style:style style:name="T67" style:family="text">
      <style:text-properties officeooo:rsid="003fc9ba"/>
    </style:style>
    <style:style style:name="T68" style:family="text">
      <style:text-properties officeooo:rsid="0043cf98"/>
    </style:style>
    <style:style style:name="T69" style:family="text">
      <style:text-properties fo:font-size="22pt" officeooo:rsid="0043cf98" style:font-size-asian="22pt" style:font-size-complex="22pt"/>
    </style:style>
    <style:style style:name="T70" style:family="text">
      <style:text-properties fo:font-size="22pt" fo:font-weight="bold" style:font-size-asian="22pt" style:font-weight-asian="bold" style:font-size-complex="22pt" style:font-weight-complex="bold"/>
    </style:style>
    <style:style style:name="T71" style:family="text">
      <style:text-properties fo:font-size="22pt" fo:font-weight="bold" officeooo:rsid="0043cf98" style:font-size-asian="22pt" style:font-weight-asian="bold" style:font-size-complex="22pt" style:font-weight-complex="bold"/>
    </style:style>
    <style:style style:name="T72" style:family="text">
      <style:text-properties fo:font-size="22pt" fo:font-weight="bold" officeooo:rsid="0052250f" style:font-size-asian="22pt" style:font-weight-asian="bold" style:font-size-complex="22pt" style:font-weight-complex="bold"/>
    </style:style>
    <style:style style:name="T73" style:family="text">
      <style:text-properties officeooo:rsid="0045a7a5"/>
    </style:style>
    <style:style style:name="T74" style:family="text">
      <style:text-properties officeooo:rsid="0045dbee"/>
    </style:style>
    <style:style style:name="T75" style:family="text">
      <style:text-properties officeooo:rsid="0047125c"/>
    </style:style>
    <style:style style:name="T76" style:family="text">
      <style:text-properties officeooo:rsid="0048e976"/>
    </style:style>
    <style:style style:name="T77" style:family="text">
      <style:text-properties officeooo:rsid="004a5fe4"/>
    </style:style>
    <style:style style:name="T78" style:family="text">
      <style:text-properties officeooo:rsid="004c2900"/>
    </style:style>
    <style:style style:name="T79" style:family="text">
      <style:text-properties officeooo:rsid="005147c8"/>
    </style:style>
    <style:style style:name="T80" style:family="text">
      <style:text-properties officeooo:rsid="0051e1f1"/>
    </style:style>
    <style:style style:name="T81" style:family="text">
      <style:text-properties officeooo:rsid="0053c62e"/>
    </style:style>
    <style:style style:name="T82" style:family="text">
      <style:text-properties officeooo:rsid="0055a990"/>
    </style:style>
    <style:style style:name="T83" style:family="text">
      <style:text-properties officeooo:rsid="00586b2a"/>
    </style:style>
    <style:style style:name="T84" style:family="text">
      <style:text-properties officeooo:rsid="005c4f93"/>
    </style:style>
    <style:style style:name="T85" style:family="text">
      <style:text-properties officeooo:rsid="005c6e4c"/>
    </style:style>
    <style:style style:name="T86" style:family="text">
      <style:text-properties officeooo:rsid="005ccb13"/>
    </style:style>
    <style:style style:name="T87" style:family="text">
      <style:text-properties officeooo:rsid="005d34a0"/>
    </style:style>
    <style:style style:name="T88" style:family="text">
      <style:text-properties officeooo:rsid="0064767d"/>
    </style:style>
    <style:style style:name="T89" style:family="text">
      <style:text-properties officeooo:rsid="006b9af0"/>
    </style:style>
    <style:style style:name="T90" style:family="text">
      <style:text-properties officeooo:rsid="006ddcf9"/>
    </style:style>
    <style:style style:name="T91" style:family="text">
      <style:text-properties officeooo:rsid="006e72ec"/>
    </style:style>
    <style:style style:name="T92" style:family="text">
      <style:text-properties officeooo:rsid="006f0a0d"/>
    </style:style>
    <style:style style:name="T93" style:family="text">
      <style:text-properties officeooo:rsid="007a31a5"/>
    </style:style>
    <style:style style:name="T94" style:family="text">
      <style:text-properties officeooo:rsid="007cc586"/>
    </style:style>
    <style:style style:name="T95" style:family="text">
      <style:text-properties officeooo:rsid="007cd85e"/>
    </style:style>
    <style:style style:name="T96" style:family="text">
      <style:text-properties officeooo:rsid="007e5c36"/>
    </style:style>
    <style:style style:name="T97" style:family="text">
      <style:text-properties officeooo:rsid="0082c2ec"/>
    </style:style>
    <style:style style:name="T98" style:family="text">
      <style:text-properties officeooo:rsid="0087a318"/>
    </style:style>
    <style:style style:name="T99" style:family="text">
      <style:text-properties officeooo:rsid="008a770e"/>
    </style:style>
    <style:style style:name="T100" style:family="text">
      <style:text-properties officeooo:rsid="008f63a9"/>
    </style:style>
    <style:style style:name="T101" style:family="text">
      <style:text-properties officeooo:rsid="009269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Opera<text:span text:style-name="T35">ting</text:span> System</text:p>
      <text:p text:style-name="P1"/>
      <text:p text:style-name="P16"/>
      <text:p text:style-name="P1">*<text:span text:style-name="T36">É um programa que gerencia o hardware do computador</text:span></text:p>
      <text:p text:style-name="P2">*<text:span text:style-name="T37">Tabem providencia uma base para </text:span><text:span text:style-name="T2">Applications Programs</text:span><text:span text:style-name="T37"> e age como intermediario entra o </text:span><text:span text:style-name="T2">Computer Usuario</text:span><text:span text:style-name="T37"> e </text:span><text:span text:style-name="T2">Computer Hardware</text:span></text:p>
      <text:p text:style-name="Preformatted_20_Text"/>
      <text:p text:style-name="P1">*<text:span text:style-name="T38">Temos 2 tipos de softwares <text:s/></text:span><text:span text:style-name="T3">Applications Softwares</text:span><text:span text:style-name="T38"> e </text:span><text:span text:style-name="T3">System Softwares</text:span></text:p>
      <text:p text:style-name="P1">*<text:span text:style-name="T4">System Softwares</text:span><text:span text:style-name="T39"> são utilizados para diretamente dar comandos para o </text:span><text:span text:style-name="T6">Computer Hardware</text:span><text:span text:style-name="T39">.</text:span></text:p>
      <text:p text:style-name="P1">*<text:span text:style-name="T5">Applications Programs</text:span><text:span text:style-name="T40"> são os softwares utilizados para realizar uma tarefa especifica, </text:span><text:span text:style-name="T41">e pode ser utilizado diretamente pelo usuario.</text:span></text:p>
      <text:p text:style-name="P3"/>
      <text:p text:style-name="P13">Tipos de sistemas operacionais</text:p>
      <text:p text:style-name="P3">*<text:span text:style-name="T42">Batch OS</text:span></text:p>
      <text:p text:style-name="P3">*<text:span text:style-name="T42">Time Sharing <text:s/>OS</text:span></text:p>
      <text:p text:style-name="P3">*<text:span text:style-name="T42">Distributed OS</text:span></text:p>
      <text:p text:style-name="P3">*<text:span text:style-name="T42">Network OS</text:span></text:p>
      <text:p text:style-name="P3">*<text:span text:style-name="T42">Multi Programing/P</text:span><text:span text:style-name="T44">r</text:span><text:span text:style-name="T42">ocessing/ Tasking OS</text:span></text:p>
      <text:p text:style-name="P3"><text:s/><text:span text:style-name="T7">Objetivos dos OS</text:span></text:p>
      <text:p text:style-name="P3">*<text:span text:style-name="T43">Conveciencia </text:span></text:p>
      <text:p text:style-name="P3">*<text:span text:style-name="T43">Eficiencia</text:span></text:p>
      <text:p text:style-name="P3">*<text:span text:style-name="T45">A</text:span><text:span text:style-name="T43">mbos</text:span></text:p>
      <text:p text:style-name="P14">Funçoes dos OS</text:p>
      <text:p text:style-name="P4">*É uma interface entra o usuario e o hardware</text:p>
      <text:p text:style-name="P4">*Alocação de recursos</text:p>
      <text:p text:style-name="P4">*Gerenciamento de memoria, segurança, etc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*<text:span text:style-name="T55">No geral um computador moderno consiste em uma ou mais </text:span><text:span text:style-name="T8">cpu</text:span><text:span text:style-name="T55">(central process unity) e um numero de </text:span><text:span text:style-name="T8">device controllers</text:span><text:span text:style-name="T55"> conectados por um </text:span><text:span text:style-name="T8">bus</text:span><text:span text:style-name="T55"> que providencia o acesso a </text:span><text:span text:style-name="T8">memoria</text:span></text:p>
      <text:p text:style-name="P20"><text:span text:style-name="T46">*</text:span><text:span text:style-name="T47">A </text:span><text:span text:style-name="T50">CPU</text:span><text:span text:style-name="T47"> é o cerebro do </text:span><text:span text:style-name="T51">Computer System</text:span><text:span text:style-name="T47">, é onde todos os processos e contas são calculadas</text:span></text:p>
      <text:p text:style-name="P5">*<text:span text:style-name="T56">Cada </text:span><text:span text:style-name="T9">device</text:span><text:span text:style-name="T56"> como </text:span><text:span text:style-name="T9">keyboard</text:span><text:span text:style-name="T56">, </text:span><text:span text:style-name="T9">mouse</text:span><text:span text:style-name="T56">, </text:span><text:span text:style-name="T9">monitor</text:span><text:span text:style-name="T56">, </text:span><text:span text:style-name="T9">Hardisk</text:span><text:span text:style-name="T56"> ,</text:span><text:span text:style-name="T9">printer</text:span><text:span text:style-name="T56">… estão conectados a um </text:span><text:span text:style-name="T9">controller</text:span><text:span text:style-name="T56">, e esses </text:span><text:span text:style-name="T9">controllers</text:span><text:span text:style-name="T56"> são responsaveis por ditar a maneiro como esses Hardwares funcionam.</text:span></text:p>
      <text:p text:style-name="P5">* <text:span text:style-name="T57">A </text:span><text:span text:style-name="T10">CPU</text:span><text:span text:style-name="T57"> junto com esses </text:span><text:span text:style-name="T10">controllers</text:span><text:span text:style-name="T57"> estão conectados por um mesmo </text:span><text:span text:style-name="T10">bus</text:span><text:span text:style-name="T58">, </text:span><text:span text:style-name="T59">e esse bus esta conectado a nossa memoria compartilhada</text:span></text:p>
      <text:p text:style-name="P5">*<text:span text:style-name="T62">Cada </text:span><text:span text:style-name="T11">Device Controller</text:span><text:span text:style-name="T62"> é responsavel por um tipo de </text:span><text:span text:style-name="T11">device</text:span></text:p>
      <text:p text:style-name="P5">*<text:span text:style-name="T63">A </text:span><text:span text:style-name="T12">CPU</text:span><text:span text:style-name="T63"> e os </text:span><text:span text:style-name="T12">Devices Controllers</text:span><text:span text:style-name="T63"> podem </text:span><text:span text:style-name="T66">ser executados ao mesmo tempo, podendo </text:span><text:span text:style-name="T63">competir por </text:span><text:span text:style-name="T13">memory cycles </text:span><text:span text:style-name="T60">. </text:span><text:span text:style-name="T61">Sempre que precisamos executar algo ela precisa ser colocada na nossa main memory(RAM)</text:span></text:p>
      <text:p text:style-name="P5">*<text:span text:style-name="T64">Para ter certeza do acesso </text:span><text:span text:style-name="T67">organizado </text:span><text:span text:style-name="T64">a </text:span><text:span text:style-name="T14">Memoria Compartilhada</text:span><text:span text:style-name="T64"> um </text:span><text:span text:style-name="T14">Memory Controller</text:span><text:span text:style-name="T64"> é </text:span><text:span text:style-name="T65">necessario para sincronizar o acesso a memoria</text:span></text:p>
      <text:p text:style-name="P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Termos Importantes</text:p>
      <text:p text:style-name="P5"><text:span text:style-name="T68">1</text:span><text:span text:style-name="T69"> </text:span><text:span text:style-name="T71">Bootstrap Program</text:span></text:p>
      <text:p text:style-name="P5">*<text:span text:style-name="T73">O programa inicial que é executado quando a maquina é </text:span><text:span text:style-name="T15">ligado</text:span><text:span text:style-name="T73"> ou sofreu um </text:span><text:span text:style-name="T15">reboot</text:span><text:span text:style-name="T73">.</text:span></text:p>
      <text:p text:style-name="P5">*<text:span text:style-name="T74">Ele é armazenado no </text:span><text:span text:style-name="T16">ROM</text:span><text:span text:style-name="T74">.</text:span><text:span text:style-name="T80">(Read Only Memory)</text:span></text:p>
      <text:p text:style-name="P5">*<text:span text:style-name="T75">Ele deve saber como iniciar o </text:span><text:span text:style-name="T17">OS</text:span><text:span text:style-name="T75"> e começar a executar o </text:span><text:span text:style-name="T17">Sistema</text:span><text:span text:style-name="T75">.</text:span></text:p>
      <text:p text:style-name="P5">*<text:span text:style-name="T75">Ele deve alocar na </text:span><text:span text:style-name="T17">memoria</text:span><text:span text:style-name="T75"> o </text:span><text:span text:style-name="T17">OS Kernel</text:span><text:span text:style-name="T75">.</text:span></text:p>
      <text:p text:style-name="P7"/>
      <text:p text:style-name="P7">2 <text:span text:style-name="T70">Interrupt</text:span></text:p>
      <text:p text:style-name="P5">*<text:span text:style-name="T76">A ocorrencia de um </text:span><text:span text:style-name="T18">evento</text:span><text:span text:style-name="T76"> é normalmente sinalizada por um </text:span><text:span text:style-name="T18">Interrupt</text:span><text:span text:style-name="T76"> </text:span><text:span text:style-name="T77">do </text:span><text:span text:style-name="T19">Hardware</text:span><text:span text:style-name="T77"> ou </text:span><text:span text:style-name="T19">Software</text:span></text:p>
      <text:p text:style-name="P5">*<text:span text:style-name="T20">Hardware</text:span><text:span text:style-name="T78"> pode ativar um </text:span><text:span text:style-name="T20">Interrupt</text:span><text:span text:style-name="T78"> a qualquer hora mandando um sinal para a </text:span><text:span text:style-name="T20">CPU</text:span><text:span text:style-name="T78">, normalmente pelo caminho do </text:span><text:span text:style-name="T20">bus do sistema</text:span></text:p>
      <text:p text:style-name="P5"/>
      <text:p text:style-name="P8">3 <text:span text:style-name="T70">System Call </text:span><text:span text:style-name="T72">(Monitor Call)</text:span></text:p>
      <text:p text:style-name="P5">*<text:span text:style-name="T79">O </text:span><text:span text:style-name="T21">software</text:span><text:span text:style-name="T79"> pode ativar o </text:span><text:span text:style-name="T21">Interrupt</text:span><text:span text:style-name="T79"> exeuctando uma operação especial chamada </text:span><text:span text:style-name="T21">System Call</text:span></text:p>
      <text:p text:style-name="P5">*<text:span text:style-name="T81">Quando a </text:span><text:span text:style-name="T22">CPU</text:span><text:span text:style-name="T81"> é interrompida ele para tudo que esta faznedo e tranferi a execução para um </text:span><text:span text:style-name="T22">local fixo</text:span><text:span text:style-name="T81">. </text:span><text:span text:style-name="T82">O local fixo normalmente contem o <text:s/>primeiro </text:span><text:span text:style-name="T23">endereço</text:span><text:span text:style-name="T82"> onde o </text:span><text:span text:style-name="T23">Service Routine</text:span><text:span text:style-name="T82"> do interrupt esta localizada</text:span></text:p>
      <text:p text:style-name="P17">*<text:span text:style-name="T83">O </text:span><text:span text:style-name="T24">Service Routine</text:span><text:span text:style-name="T83"> do interrupt então é executado. Quando for finalizado a </text:span><text:span text:style-name="T24">CPU</text:span><text:span text:style-name="T83"> volta a realizar as </text:span><text:span text:style-name="T24">tarefas</text:span><text:span text:style-name="T83"> que foram interrompidas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8"><text:soft-page-break/>Storage Struct</text:p>
      <text:p text:style-name="P5"/>
      <text:p text:style-name="P6"><text:span text:style-name="T28">Registers</text:span><text:span text:style-name="T84"> – </text:span><text:span text:style-name="T90">Volatile</text:span></text:p>
      <text:p text:style-name="P9"><text:span text:style-name="T1">Cache</text:span> – <text:span text:style-name="T90">Volatile</text:span></text:p>
      <text:p text:style-name="P10"><text:span text:style-name="T1">Main Memory</text:span> – <text:span text:style-name="T90">Volatile</text:span></text:p>
      <text:p text:style-name="P10"><text:span text:style-name="T1">Electronic Disk</text:span> – <text:span text:style-name="T90">Non Volatile</text:span></text:p>
      <text:p text:style-name="P10"><text:span text:style-name="T1">Magnetic Disk</text:span> – <text:span text:style-name="T90">Non Volatile</text:span></text:p>
      <text:p text:style-name="P10"><text:span text:style-name="T1">Optical Disk</text:span> – <text:span text:style-name="T91">Non </text:span><text:span text:style-name="T90">Volatile</text:span></text:p>
      <text:p text:style-name="P10"><text:span text:style-name="T1">Magnetic Tapes</text:span> – <text:span text:style-name="T92">Non </text:span><text:span text:style-name="T90">Volatile</text:span></text:p>
      <text:p text:style-name="P9">*<text:span text:style-name="T85">Quanto mais alto esta na hierarquia mais alto é o preço, menor é o armazenamento e mais rapido é o acesso a memoria</text:span></text:p>
      <text:p text:style-name="P9">*<text:span text:style-name="T86">Quanto mais baixo esta na hierarquia menor é o preço, o tempo de acesso é mais longo e o tamanho do armazenamento é maior</text:span></text:p>
      <text:p text:style-name="P9">*<text:span text:style-name="T87">Possuimos nossa </text:span><text:span text:style-name="T25">Main Memory</text:span><text:span text:style-name="T87"> que é onde os processos que realizamos são alocados, e temos nossa </text:span><text:span text:style-name="T25">Second Memory</text:span><text:span text:style-name="T87"> que é onde nossos arquivos são armazenados por um tempo indeterminado</text:span></text:p>
      <text:p text:style-name="P21"><text:span text:style-name="T48">*</text:span><text:span text:style-name="T49">A </text:span><text:span text:style-name="T52">Main Memory</text:span><text:span text:style-name="T49"> é </text:span><text:span text:style-name="T53">volatile</text:span><text:span text:style-name="T49"> comparado com a </text:span><text:span text:style-name="T52">Second Memory</text:span><text:span text:style-name="T49"> que não é </text:span><text:span text:style-name="T54">volatile</text:span></text:p>
      <text:p text:style-name="P9">*<text:span text:style-name="T26">Volatile</text:span><text:span text:style-name="T88"> </text:span><text:span text:style-name="T89">significa que perde o seu conteudo quando a energia é removida</text:span></text:p>
      <text:p text:style-name="P9">*<text:span text:style-name="T27">Non Volatile</text:span><text:span text:style-name="T89"> Mantem o seu conteudo mesmo se a energia for removida</text:span></text:p>
      <text:p text:style-name="P9">*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9"><text:soft-page-break/>I/O Structure</text:p>
      <text:p text:style-name="P11"/>
      <text:p text:style-name="P11">*<text:span text:style-name="T93">Storage é um dos muitos tipos de </text:span><text:span text:style-name="T30">I/O Devices</text:span><text:span text:style-name="T93"> dentro de um computador.</text:span></text:p>
      <text:p text:style-name="P11">*<text:span text:style-name="T94">Uma grande parte do code do </text:span><text:span text:style-name="T29">OS</text:span><text:span text:style-name="T94"> é dedicado ao gerenciamento </text:span><text:span text:style-name="T95">do </text:span><text:span text:style-name="T31">I/O</text:span><text:span text:style-name="T95">, tanto por ser importante para confiabilidade </text:span><text:span text:style-name="T96">e perfomace do sistema quanto por conta d</text:span><text:span text:style-name="T97">os I/O devices com natureza diferentes.</text:span></text:p>
      <text:p text:style-name="P11">*<text:span text:style-name="T98">Cada </text:span><text:span text:style-name="T32">Device Controller</text:span><text:span text:style-name="T98"> esta encarregado de um tipo especifico de device. Ele</text:span><text:span text:style-name="T100">s Mantem</text:span><text:span text:style-name="T99"> um </text:span><text:span text:style-name="T33">Local Buffer Storage</text:span><text:span text:style-name="T99"> e seta </text:span><text:span text:style-name="T33">Register’s</text:span><text:span text:style-name="T99"> com um proposito especial</text:span></text:p>
      <text:p text:style-name="P11">*<text:span text:style-name="T101">Normalmente, OS contem um </text:span><text:span text:style-name="T34">device driver</text:span><text:span text:style-name="T101"> para cada </text:span><text:span text:style-name="T34">device controller</text:span><text:span text:style-name="T101">.</text:span></text:p>
      <text:p text:style-name="P24">*O <text:span text:style-name="T1">device driver</text:span> entende o <text:span text:style-name="T1">device controller</text:span> e fornece uma interface uniforme do device para o resto do <text:span text:style-name="T1">OS</text:span>.</text:p>
      <text:p text:style-name="P24">*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el" svg:font-family="arie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08T11:28:52.847428379</dc:date>
    <meta:editing-duration>PT2H36M11S</meta:editing-duration>
    <meta:editing-cycles>128</meta:editing-cycles>
    <meta:generator>LibreOffice/6.4.7.2$Linux_X86_64 LibreOffice_project/40$Build-2</meta:generator>
    <meta:document-statistic meta:table-count="0" meta:image-count="0" meta:object-count="0" meta:page-count="5" meta:paragraph-count="62" meta:word-count="668" meta:character-count="4098" meta:non-whitespace-character-count="3480"/>
  </office:meta>
</office:document-meta>
</file>